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ArgsPanel.fixSize( TableColumn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FileArgsPanel.makeLabe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sPanel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sPanel.sizeColumns( JTable 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ArgsPanel.stopTableEd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FileArgsPanel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ArgsPanel.runCommandOnRow( String command , int rowSel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ArgsPanel.HTTPFileArg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Panel.make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ArgsPanel.makeScrollPane( 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sPanel.add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Args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FileArgsPanel.checkDeleteAndBrowse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FileArgsPanel.HTTPFileArgsPan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ArgsPane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ArgsPanel.modifyTestElement( TestElement test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FileArgsPanel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FileArgsPanel.browseAndGetFil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FileArgsPanel.configure( TestElement test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FileArgsPanel.mak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FileArgsPanel.runCommandOnSelectedFile( String 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